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3 ) SAYAÇ OKUMA</text:p>
      <text:p text:style-name="Standard">sayacı okumayı optik olarak gerçekleştirmek ve aradaki protokolu öğrenmek </text:p>
      <text:list xml:id="list6230191098406283021" text:style-name="L1">
        <text:list-item>
          <text:p text:style-name="P1">NFC ANTEN TASARIMI </text:p>
        </text:list-item>
      </text:list>
      <text:p text:style-name="Standard">Astronommik zaman rölesinin kısıtlamaları dogrultusunda nfc anten tasarımının planlanması </text:p>
      <text:list xml:id="list4283048872746570598" text:style-name="L2">
        <text:list-header>
          <text:p text:style-name="P2"/>
          <text:p text:style-name="P2">1)KUYU DEPO OTOMASYON SİSTEMİ</text:p>
        </text:list-header>
      </text:list>
      <text:p text:style-name="Standard">araştır , firmalar , üretici firma olucak iç dış ülkeler içerik olarak firma bilgisi cihaz özelliği cihazın sahip olduğu standartl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tr" fo:country="T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9:31:49.60</meta:creation-date>
    <meta:document-statistic meta:table-count="0" meta:image-count="0" meta:object-count="0" meta:page-count="1" meta:paragraph-count="6" meta:word-count="51" meta:character-count="368"/>
    <dc:date>2013-08-23T09:58:18.96</dc:date>
    <meta:editing-duration>PT11M18S</meta:editing-duration>
    <meta:editing-cycles>1</meta:editing-cycles>
    <meta:generator>OpenOffice.org/3.4.1$Win32 OpenOffice.org_project/341m1$Build-9593</meta:generator>
  </office:meta>
</office:document-meta>
</file>